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adornments="Обычный" style:font-family-generic="swiss" style:font-pitch="variable"/>
    <style:font-face style:name="Liberation Sans1" svg:font-family="'Liberation Sans'" style:font-adornments="Полужирный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_5f_01" style:display-name="TABLE_01" style:family="table">
      <style:table-properties style:width="26.7cm" table:align="margins"/>
    </style:style>
    <style:style style:name="TABLE_5f_01.A" style:display-name="TABLE_01.A" style:family="table-column">
      <style:table-column-properties style:column-width="0.953cm" style:rel-column-width="540*"/>
    </style:style>
    <style:style style:name="TABLE_5f_01.B" style:display-name="TABLE_01.B" style:family="table-column">
      <style:table-column-properties style:column-width="4.286cm" style:rel-column-width="2430*"/>
    </style:style>
    <style:style style:name="TABLE_5f_01.C" style:display-name="TABLE_01.C" style:family="table-column">
      <style:table-column-properties style:column-width="6.694cm" style:rel-column-width="3795*"/>
    </style:style>
    <style:style style:name="TABLE_5f_01.D" style:display-name="TABLE_01.D" style:family="table-column">
      <style:table-column-properties style:column-width="12.628cm" style:rel-column-width="7159*"/>
    </style:style>
    <style:style style:name="TABLE_5f_01.E" style:display-name="TABLE_01.E" style:family="table-column">
      <style:table-column-properties style:column-width="2.14cm" style:rel-column-width="1213*"/>
    </style:style>
    <style:style style:name="TABLE_5f_01.1" style:display-name="TABLE_01.1" style:family="table-row">
      <style:table-row-properties fo:keep-together="always"/>
    </style:style>
    <style:style style:name="TABLE_5f_01.A1" style:display-name="TABLE_0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_5f_01.E1" style:display-name="TABLE_01.E1" style:family="table-cell">
      <style:table-cell-properties fo:background-color="#cccccc" fo:padding="0.097cm" fo:border="0.05pt solid #000000">
        <style:background-image/>
      </style:table-cell-properties>
    </style:style>
    <style:style style:name="TABLE_5f_01.A2" style:display-name="TABLE_01.A2" style:family="table-cell">
      <style:table-cell-properties fo:padding="0.097cm" fo:border-left="0.05pt solid #000000" fo:border-right="none" fo:border-top="none" fo:border-bottom="0.05pt solid #000000"/>
    </style:style>
    <style:style style:name="TABLE_5f_01.B2" style:display-name="TABLE_01.B2" style:family="table-cell">
      <style:table-cell-properties fo:padding="0.097cm" fo:border-left="0.05pt solid #000000" fo:border-right="none" fo:border-top="none" fo:border-bottom="0.05pt solid #000000"/>
    </style:style>
    <style:style style:name="TABLE_5f_01.C2" style:display-name="TABLE_01.C2" style:family="table-cell">
      <style:table-cell-properties fo:padding="0.097cm" fo:border-left="0.05pt solid #000000" fo:border-right="none" fo:border-top="none" fo:border-bottom="0.05pt solid #000000"/>
    </style:style>
    <style:style style:name="TABLE_5f_01.D2" style:display-name="TABLE_01.D2" style:family="table-cell">
      <style:table-cell-properties fo:padding="0.097cm" fo:border-left="0.05pt solid #000000" fo:border-right="none" fo:border-top="none" fo:border-bottom="0.05pt solid #000000"/>
    </style:style>
    <style:style style:name="TABLE_5f_01.E2" style:display-name="TABLE_0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style:font-name="Verdana" fo:font-weight="bold" style:font-weight-asian="bold" style:font-weight-complex="bold"/>
    </style:style>
    <style:style style:name="P2" style:family="paragraph" style:parent-style-name="Text_20_body">
      <style:paragraph-properties fo:text-align="end" style:justify-single-word="false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Heading">
      <style:paragraph-properties fo:text-align="center" style:justify-single-word="false"/>
    </style:style>
    <style:style style:name="P5" style:family="paragraph" style:parent-style-name="Heading">
      <style:paragraph-properties fo:text-align="center" style:justify-single-word="false"/>
    </style:style>
    <style:style style:name="P6" style:family="paragraph" style:parent-style-name="Text_20_body" style:master-page-name="Landscape">
      <style:paragraph-properties fo:text-align="end" style:justify-single-word="false" style:page-number="auto"/>
      <style:text-properties fo:font-weight="bold" style:font-weight-asian="bold" style:font-weight-complex="bold"/>
    </style:style>
    <style:style style:name="P7" style:family="paragraph" style:parent-style-name="Text_20_body">
      <style:paragraph-properties>
        <style:tab-stops>
          <style:tab-stop style:position="9.948cm"/>
        </style:tab-stops>
      </style:paragraph-properties>
    </style:style>
    <style:style style:name="P8" style:family="paragraph" style:parent-style-name="Text_20_body">
      <style:paragraph-properties>
        <style:tab-stops>
          <style:tab-stop style:position="9.948cm"/>
        </style:tab-stops>
      </style:paragraph-properties>
      <style:text-properties officeooo:paragraph-rsid="0008f6cd"/>
    </style:style>
    <style:style style:name="P9" style:family="paragraph" style:parent-style-name="Table_20_Contents">
      <style:paragraph-properties fo:text-align="center" style:justify-single-word="false"/>
      <style:text-properties officeooo:rsid="00073836" officeooo:paragraph-rsid="00073836"/>
    </style:style>
    <style:style style:name="P10" style:family="paragraph" style:parent-style-name="Table_20_Contents">
      <style:text-properties officeooo:paragraph-rsid="0008f6cd"/>
    </style:style>
    <style:style style:name="P11" style:family="paragraph" style:parent-style-name="Table_20_Heading">
      <style:paragraph-properties fo:text-align="center" style:justify-single-word="false"/>
      <style:text-properties officeooo:rsid="00073836" officeooo:paragraph-rsid="00073836"/>
    </style:style>
    <style:style style:name="P12" style:family="paragraph" style:parent-style-name="Table_20_Heading">
      <style:text-properties officeooo:paragraph-rsid="0008f6cd"/>
    </style:style>
    <style:style style:name="T1" style:family="text">
      <style:text-properties fo:color="#800000"/>
    </style:style>
    <style:style style:name="T2" style:family="text">
      <style:text-properties fo:language="ru" fo:country="RU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08f6c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APPROVED"/>
        <text:user-field-decl office:value-type="float" office:value="0" text:name="RESPONSIBLE"/>
        <text:user-field-decl office:value-type="float" office:value="0" text:name="EPLACE"/>
        <text:user-field-decl office:value-type="float" office:value="0" text:name="PLACE"/>
      </text:user-field-decls>
      <text:p text:style-name="P6">Приложение № 1</text:p>
      <text:p text:style-name="P2"><text:span text:style-name="T2">к</text:span> <text:span text:style-name="T2">Положению Информационная система банка. Список рабочих мест.</text:span></text:p>
      <text:p text:style-name="P5">Информационная система банка. Каталог рабочих мест<text:line-break/>по состоянию на [REPORT_DATE] г.</text:p>
      <text:p text:style-name="Preformatted_20_Text"/>
      <table:table table:name="TABLE_01" table:style-name="TABLE_5f_01">
        <table:table-column table:style-name="TABLE_5f_01.A"/>
        <table:table-column table:style-name="TABLE_5f_01.B"/>
        <table:table-column table:style-name="TABLE_5f_01.C"/>
        <table:table-column table:style-name="TABLE_5f_01.D"/>
        <table:table-column table:style-name="TABLE_5f_01.E"/>
        <table:table-row table:style-name="TABLE_5f_01.1">
          <table:table-cell table:style-name="TABLE_5f_01.A1" office:value-type="string">
            <text:p text:style-name="P11">№ п/п</text:p>
          </table:table-cell>
          <table:table-cell table:style-name="TABLE_5f_01.A1" office:value-type="string">
            <text:p text:style-name="P12"><text:span text:style-name="T4">Обозначение</text:span></text:p>
          </table:table-cell>
          <table:table-cell table:style-name="TABLE_5f_01.A1" office:value-type="string">
            <text:p text:style-name="P12">Название</text:p>
          </table:table-cell>
          <table:table-cell table:style-name="TABLE_5f_01.A1" office:value-type="string">
            <text:p text:style-name="Table_20_Heading">Описание</text:p>
          </table:table-cell>
          <table:table-cell table:style-name="TABLE_5f_01.E1" office:value-type="string">
            <text:p text:style-name="P4">Местоположение</text:p>
          </table:table-cell>
        </table:table-row>
        <table:table-row table:style-name="TABLE_5f_01.1">
          <table:table-cell table:style-name="TABLE_5f_01.A2" office:value-type="string">
            <text:p text:style-name="P9">[NN]</text:p>
          </table:table-cell>
          <table:table-cell table:style-name="TABLE_5f_01.B2" office:value-type="string">
            <text:p text:style-name="Table_20_Contents"><text:span text:style-name="T3">[DESIGNATION]</text:span></text:p>
          </table:table-cell>
          <table:table-cell table:style-name="TABLE_5f_01.C2" office:value-type="string">
            <text:p text:style-name="P10">[NAME]</text:p>
          </table:table-cell>
          <table:table-cell table:style-name="TABLE_5f_01.D2" office:value-type="string">
            <text:p text:style-name="Table_20_Contents">[DESCRIPTION]</text:p>
          </table:table-cell>
          <table:table-cell table:style-name="TABLE_5f_01.E2" office:value-type="string">
            <text:p text:style-name="P3">[LOCATION]</text:p>
          </table:table-cell>
        </table:table-row>
      </table:table>
      <text:p text:style-name="Preformatted_20_Text"/>
      <text:p text:style-name="P7">[USER_POSITION]<text:tab/>/ [USER_NAME] /</text:p>
      <text:p text:style-name="P8"><text:span text:style-name="T4">[REPORT_DATE] г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adornments="Обычный" style:font-family-generic="swiss" style:font-pitch="variable"/>
    <style:font-face style:name="Liberation Sans1" svg:font-family="'Liberation Sans'" style:font-adornments="Полужирный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="100%" fo:margin-left="0cm" fo:margin-right="0cm" fo:margin-top="0cm" fo:margin-bottom="0.101cm" style:contextual-spacing="false" fo:text-align="justify" style:justify-single-word="false" fo:text-indent="1.499cm" style:auto-text-indent="false"/>
      <style:text-properties style:font-name="Liberation Sans" fo:font-size="11pt" fo:language="ru" fo:country="RU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Liberation Sans" fo:font-size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style:font-name="Liberation Sans1" fo:font-size="10pt" fo:font-weight="bold" style:font-weight-asian="bold" style:font-weight-complex="bold"/>
    </style:style>
    <style:style style:name="Text_20_body_20_indent" style:display-name="Text body indent" style:family="paragraph" style:parent-style-name="Text_20_body" style:class="text">
      <style:paragraph-properties fo:margin="100%" fo:margin-left="0cm" fo:margin-right="0cm" fo:margin-top="0cm" fo:margin-bottom="0cm" style:contextual-spacing="false" fo:text-align="start" style:justify-single-word="false" fo:text-indent="9.999cm" style:auto-text-indent="false" fo:background-color="transparent">
        <style:background-image/>
      </style:paragraph-properties>
      <style:text-properties style:font-name="Times New Roman" fo:font-size="8pt" fo:language="en" fo:country="US" style:font-size-asian="8pt" style:font-name-complex="Times New Roman" style:font-size-complex="10pt"/>
    </style:style>
    <style:style style:name="Основной_20_текст_20_с_20_отступом_20__28_альбом_29_" style:display-name="Основной текст с отступом (альбом)" style:family="paragraph" style:parent-style-name="Text_20_body_20_indent">
      <style:paragraph-properties fo:margin="100%" fo:margin-left="0cm" fo:margin-right="0cm" fo:margin-top="0cm" fo:margin-bottom="0cm" style:contextual-spacing="false" fo:text-indent="20.001cm" style:auto-text-indent="false"/>
    </style:style>
    <style:style style:name="Footer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" fo:font-size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Verdana" fo:font-weight="bold" style:font-weight-asian="bold" style:font-weight-complex="bold"/>
    </style:style>
    <style:style style:name="MT1" style:family="text">
      <style:text-properties fo:color="#800000"/>
    </style:style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 style:page-usage="mirrored">
      <style:page-layout-properties fo:page-width="29.7cm" fo:page-height="21.001cm" style:num-format="1" style:print-orientation="landscape" fo:margin-top="1cm" fo:margin-bottom="1.499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Header Field--&gt; <text:span text:style-name="MT1">[HEADER_FIELD]</text:span></text:p>
      </style:header>
    </style:master-page>
    <style:master-page style:name="Landscape" style:page-layout-name="Mpm2">
      <style:footer>
        <text:p text:style-name="Footer">Стр. <text:page-number text:select-page="current">1</text:page-number> /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11-18T19:11:14</dc:date>
    <meta:generator>LibreOffice/3.6$Linux_x86 LibreOffice_project/360m1$Build-2</meta:generator>
    <meta:editing-duration>PT5H1M57S</meta:editing-duration>
    <meta:editing-cycles>62</meta:editing-cycles>
    <dc:creator>Роберт Бикмансуров</dc:creator>
    <meta:document-statistic meta:table-count="1" meta:image-count="0" meta:object-count="0" meta:page-count="1" meta:paragraph-count="17" meta:word-count="47" meta:character-count="338" meta:non-whitespace-character-count="309"/>
  </office:meta>
</office:document-meta>
</file>